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/>
    </style:style>
    <style:style style:name="P2" style:parent-style-name="NoSpacing" style:family="paragraph"/>
    <style:style style:name="P3" style:parent-style-name="NoSpacing" style:family="paragraph"/>
    <style:style style:name="P4" style:parent-style-name="NoSpacing" style:family="paragraph"/>
    <style:style style:name="P5" style:parent-style-name="NoSpacing" style:family="paragraph"/>
    <style:style style:name="P6" style:parent-style-name="NoSpacing" style:family="paragraph"/>
    <style:style style:name="P7" style:parent-style-name="NoSpacing" style:family="paragraph"/>
    <style:style style:name="P8" style:parent-style-name="NoSpacing" style:family="paragraph"/>
    <style:style style:name="P9" style:parent-style-name="ListParagraph" style:family="paragraph"/>
    <style:style style:name="P10" style:parent-style-name="ListParagraph" style:family="paragraph"/>
    <style:style style:name="P11" style:parent-style-name="ListParagraph" style:family="paragraph"/>
    <style:style style:name="P12" style:parent-style-name="ListParagraph" style:family="paragraph"/>
    <style:style style:name="P13" style:parent-style-name="ListParagraph" style:family="paragraph"/>
    <style:style style:name="P14" style:parent-style-name="ListParagraph" style:family="paragraph"/>
    <style:style style:name="P15" style:parent-style-name="ListParagraph" style:family="paragraph"/>
    <style:style style:name="P16" style:parent-style-name="ListParagraph" style:family="paragraph"/>
    <style:style style:name="P17" style:parent-style-name="ListParagraph" style:family="paragraph"/>
    <style:style style:name="P18" style:parent-style-name="ListParagraph" style:family="paragraph"/>
    <style:style style:name="P19" style:parent-style-name="ListParagraph" style:family="paragraph"/>
    <style:style style:name="P20" style:parent-style-name="Normal" style:family="paragraph">
      <style:paragraph-properties fo:break-before="page"/>
      <style:text-properties fo:hyphenate="true"/>
    </style:style>
    <style:style style:name="P21" style:parent-style-name="NoSpacing" style:family="paragraph"/>
    <style:style style:name="P22" style:parent-style-name="NoSpacing" style:family="paragraph"/>
    <style:style style:name="P23" style:parent-style-name="NoSpacing" style:family="paragraph"/>
    <style:style style:name="P24" style:parent-style-name="NoSpacing" style:family="paragraph"/>
    <style:style style:name="P25" style:parent-style-name="NoSpacing" style:family="paragraph"/>
    <style:style style:name="P26" style:parent-style-name="NoSpacing" style:family="paragraph"/>
    <style:style style:name="P27" style:parent-style-name="NoSpacing" style:family="paragraph"/>
    <style:style style:name="P28" style:parent-style-name="NoSpacing" style:family="paragraph"/>
    <style:style style:name="P29" style:parent-style-name="NoSpacing" style:family="paragraph"/>
    <style:style style:name="P30" style:parent-style-name="NoSpacing" style:family="paragraph"/>
    <style:style style:name="P31" style:parent-style-name="NoSpacing" style:family="paragraph"/>
    <style:style style:name="P32" style:parent-style-name="NoSpacing" style:family="paragraph"/>
    <style:style style:name="P33" style:parent-style-name="NoSpacing" style:family="paragraph"/>
    <style:style style:name="P34" style:parent-style-name="NoSpacing" style:family="paragraph"/>
    <style:style style:name="P35" style:parent-style-name="NoSpacing" style:family="paragraph"/>
    <style:style style:name="P36" style:parent-style-name="NoSpacing" style:family="paragraph"/>
    <style:style style:name="P37" style:parent-style-name="NoSpacing" style:family="paragraph"/>
    <style:style style:name="P38" style:parent-style-name="NoSpacing" style:family="paragraph"/>
    <style:style style:name="P39" style:parent-style-name="NoSpacing" style:family="paragraph"/>
    <style:style style:name="P40" style:parent-style-name="NoSpacing" style:family="paragraph"/>
    <style:style style:name="P41" style:parent-style-name="NoSpacing" style:family="paragraph"/>
    <style:style style:name="P42" style:parent-style-name="NoSpacing" style:family="paragraph"/>
    <style:style style:name="P43" style:parent-style-name="Normal" style:family="paragraph">
      <style:paragraph-properties fo:break-before="page"/>
      <style:text-properties fo:hyphenate="true"/>
    </style:style>
    <style:style style:name="P44" style:parent-style-name="ListParagraph" style:family="paragraph"/>
    <style:style style:name="P45" style:parent-style-name="ListParagraph" style:family="paragraph"/>
    <style:style style:name="P46" style:parent-style-name="ListParagraph" style:family="paragraph"/>
    <style:style style:name="P47" style:parent-style-name="ListParagraph" style:family="paragraph"/>
    <style:style style:name="P48" style:parent-style-name="ListParagraph" style:family="paragraph"/>
    <style:style style:name="P49" style:parent-style-name="ListParagraph" style:family="paragraph"/>
    <style:style style:name="P50" style:parent-style-name="ListParagraph" style:family="paragraph"/>
    <style:style style:name="P51" style:parent-style-name="ListParagraph" style:family="paragraph"/>
    <style:style style:name="P52" style:parent-style-name="ListParagraph" style:family="paragraph"/>
  </office:automatic-styles>
  <office:body>
    <office:text text:use-soft-page-breaks="true">
      <text:h text:style-name="P1" text:outline-level="1">Game design document</text:h>
      <text:p text:style-name="Normal"/>
      <text:h text:style-name="Heading2" text:outline-level="2">Narrative patterns</text:h>
      <text:p text:style-name="NoSpacing">Narrative text</text:p>
      <text:list text:style-name="LFO1" text:continue-numbering="true">
        <text:list-item>
          <text:p text:style-name="P2">NPC dialogue</text:p>
        </text:list-item>
        <text:list-item>
          <text:p text:style-name="P3">Environment interaction</text:p>
          <text:list text:continue-numbering="true">
            <text:list-item>
              <text:p text:style-name="P4">Inspect environment</text:p>
            </text:list-item>
            <text:list-item>
              <text:p text:style-name="P5">Pickup items</text:p>
            </text:list-item>
          </text:list>
        </text:list-item>
      </text:list>
      <text:p text:style-name="NoSpacing">Story</text:p>
      <text:list text:style-name="LFO3" text:continue-numbering="true">
        <text:list-item>
          <text:p text:style-name="P6">Opening cutscene: Deal with the demon</text:p>
          <text:list text:continue-numbering="true">
            <text:list-item>
              <text:p text:style-name="P7">In-Medias-Res moment</text:p>
            </text:list-item>
          </text:list>
        </text:list-item>
        <text:list-item>
          <text:p text:style-name="P8">Starting area</text:p>
        </text:list-item>
      </text:list>
      <text:p text:style-name="NoSpacing"/>
      <text:p text:style-name="NoSpacing">Fabula:</text:p>
      <text:h text:style-name="Heading2" text:outline-level="2">Story arc</text:h>
      <text:p text:style-name="Normal">3-arc act:</text:p>
      <text:list text:style-name="LFO2" text:continue-numbering="true">
        <text:list-item>
          <text:p text:style-name="P9">Inciting moment</text:p>
          <text:list text:continue-numbering="true">
            <text:list-item>
              <text:p text:style-name="P10">Deal with the demon</text:p>
            </text:list-item>
            <text:list-item>
              <text:p text:style-name="P11">Finding the weakness of the demon</text:p>
              <text:list text:continue-numbering="true">
                <text:list-item>
                  <text:p text:style-name="P12">Knowing it removes its power</text:p>
                </text:list-item>
              </text:list>
            </text:list-item>
          </text:list>
        </text:list-item>
        <text:list-item>
          <text:p text:style-name="P13">Acquisition of means</text:p>
          <text:list text:continue-numbering="true">
            <text:list-item>
              <text:p text:style-name="P14">Learning about the demon.<text:s/></text:p>
            </text:list-item>
            <text:list-item>
              <text:p text:style-name="P15">Finding out how to enter the other world.</text:p>
            </text:list-item>
          </text:list>
        </text:list-item>
        <text:list-item>
          <text:p text:style-name="P16">Climax</text:p>
          <text:list text:continue-numbering="true">
            <text:list-item>
              <text:p text:style-name="P17">Entering the other world.</text:p>
            </text:list-item>
            <text:list-item>
              <text:p text:style-name="P18">Confronting the demon.</text:p>
            </text:list-item>
            <text:list-item>
              <text:p text:style-name="P19">Return home.</text:p>
            </text:list-item>
          </text:list>
        </text:list-item>
      </text:list>
      <text:h text:style-name="Heading2" text:outline-level="2"/>
      <text:p text:style-name="P20"/>
      <text:soft-page-break/>
      <text:h text:style-name="Heading2" text:outline-level="2">Narrative engine</text:h>
      <text:p text:style-name="NoSpacing">Storyworld</text:p>
      <text:list text:style-name="LFO6" text:continue-numbering="true">
        <text:list-item>
          <text:p text:style-name="P21">Victorian, a bit steampunky world</text:p>
        </text:list-item>
        <text:list-item>
          <text:p text:style-name="P22">Shades of cosmic horror</text:p>
        </text:list-item>
      </text:list>
      <text:p text:style-name="NoSpacing">Emotion</text:p>
      <text:list text:style-name="LFO7" text:continue-numbering="true">
        <text:list-item>
          <text:p text:style-name="P23">Panic, fear</text:p>
        </text:list-item>
        <text:list-item>
          <text:p text:style-name="P24">Realisation, knowledge-gathering, satisfaction</text:p>
        </text:list-item>
        <text:list-item>
          <text:p text:style-name="P25">Mystery</text:p>
        </text:list-item>
      </text:list>
      <text:p text:style-name="NoSpacing">Narrative interface</text:p>
      <text:list text:style-name="LFO8" text:continue-numbering="true">
        <text:list-item>
          <text:p text:style-name="P26">Interaction with world and NPCs</text:p>
        </text:list-item>
        <text:list-item>
          <text:p text:style-name="P27">Journal of important information</text:p>
        </text:list-item>
        <text:list-item>
          <text:p text:style-name="P28">Light puzzle elements</text:p>
        </text:list-item>
        <text:list-item>
          <text:p text:style-name="P29">Dialog options</text:p>
        </text:list-item>
      </text:list>
      <text:p text:style-name="NoSpacing">Enacting stories</text:p>
      <text:list text:style-name="LFO10" text:continue-numbering="true">
        <text:list-item>
          <text:p text:style-name="P30">Town/village</text:p>
          <text:list text:continue-numbering="true">
            <text:list-item>
              <text:p text:style-name="P31">Gothic architecture</text:p>
            </text:list-item>
          </text:list>
        </text:list-item>
        <text:list-item>
          <text:p text:style-name="P32">Forest</text:p>
        </text:list-item>
        <text:list-item>
          <text:p text:style-name="P33">Dungeon/ruins/temple</text:p>
        </text:list-item>
        <text:list-item>
          <text:p text:style-name="P34">Demon world</text:p>
          <text:list text:continue-numbering="true">
            <text:list-item>
              <text:p text:style-name="P35">Each room is drastically different</text:p>
            </text:list-item>
            <text:list-item>
              <text:p text:style-name="P36">Use design as direct clues: Eg shaped rooms</text:p>
            </text:list-item>
          </text:list>
        </text:list-item>
      </text:list>
      <text:p text:style-name="NoSpacing">Games as poetic form</text:p>
      <text:list text:style-name="LFO11" text:continue-numbering="true">
        <text:list-item>
          <text:p text:style-name="P37">Player has to solve the mystery, not the character</text:p>
        </text:list-item>
      </text:list>
      <text:p text:style-name="NoSpacing">Mechanics as metaphor</text:p>
      <text:list text:style-name="LFO11" text:continue-numbering="true">
        <text:list-item>
          <text:p text:style-name="P38">Talking + discovery as how you interact</text:p>
        </text:list-item>
        <text:list-item>
          <text:p text:style-name="P39">Talking + discovery is how rumplestiltskin is defeated</text:p>
        </text:list-item>
      </text:list>
      <text:p text:style-name="NoSpacing">Aesthetic journey</text:p>
      <text:list text:style-name="LFO13" text:continue-numbering="true">
        <text:list-item>
          <text:p text:style-name="P40">Peace</text:p>
        </text:list-item>
        <text:list-item>
          <text:p text:style-name="P41">Discord</text:p>
        </text:list-item>
        <text:list-item>
          <text:p text:style-name="P42">Harmony</text:p>
        </text:list-item>
      </text:list>
      <text:p text:style-name="P43"/>
      <text:soft-page-break/>
      <text:h text:style-name="Heading2" text:outline-level="2">Characters</text:h>
      <text:p text:style-name="Normal"/>
      <text:p text:style-name="Normal">Protagonist</text:p>
      <text:list text:style-name="LFO5" text:continue-numbering="true">
        <text:list-item>
          <text:p text:style-name="P44">Everyperson</text:p>
        </text:list-item>
      </text:list>
      <text:p text:style-name="Normal">Antagonist</text:p>
      <text:list text:style-name="LFO4" text:continue-numbering="true">
        <text:list-item>
          <text:p text:style-name="P45">Force of nature</text:p>
          <text:list text:continue-numbering="true">
            <text:list-item>
              <text:p text:style-name="P46">Unknown</text:p>
            </text:list-item>
          </text:list>
        </text:list-item>
      </text:list>
      <text:p text:style-name="Normal">NPCs</text:p>
      <text:list text:style-name="LFO4" text:continue-numbering="true">
        <text:list-item>
          <text:p text:style-name="P47">People in the real world</text:p>
          <text:list text:continue-numbering="true">
            <text:list-item>
              <text:p text:style-name="P48">Don’t know much about the antagonist</text:p>
            </text:list-item>
            <text:list-item>
              <text:p text:style-name="P49">But they want to help</text:p>
            </text:list-item>
          </text:list>
        </text:list-item>
        <text:list-item>
          <text:p text:style-name="P50">Demons on the other world</text:p>
          <text:list text:continue-numbering="true">
            <text:list-item>
              <text:p text:style-name="P51">Know about the antagonist</text:p>
            </text:list-item>
            <text:list-item>
              <text:p text:style-name="P52">But they don’t want to help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E74B5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tthew Langford</meta:initial-creator>
    <dc:creator>Matthew Langford</dc:creator>
    <meta:creation-date>2017-03-16T13:37:00Z</meta:creation-date>
    <dc:date>2017-03-16T14:37:00Z</dc:date>
    <meta:template xlink:href="Normal.dotm" xlink:type="simple"/>
    <meta:editing-cycles>26</meta:editing-cycles>
    <meta:editing-duration>PT3480S</meta:editing-duration>
    <meta:document-statistic meta:page-count="3" meta:paragraph-count="2" meta:word-count="211" meta:character-count="1417" meta:row-count="10" meta:non-whitespace-character-count="1208"/>
  </office:meta>
</office:document-meta>
</file>